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7.567cm"/>
    </style:style>
    <style:style style:name="co3" style:family="table-column">
      <style:table-column-properties fo:break-before="auto" style:column-width="8.784cm"/>
    </style:style>
    <style:style style:name="co4" style:family="table-column">
      <style:table-column-properties fo:break-before="auto" style:column-width="2.09cm"/>
    </style:style>
    <style:style style:name="co5" style:family="table-column">
      <style:table-column-properties fo:break-before="auto" style:column-width="2.302cm"/>
    </style:style>
    <style:style style:name="co6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Normal_20_2" style:data-style-name="N0">
      <style:table-cell-properties fo:background-color="transparent" style:vertical-align="automatic"/>
      <style:text-properties style:font-name="Liberation Sans1" style:font-name-asian="Liberation Sans1" style:font-name-complex="Liberation Sans1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Normal_20_2" style:data-style-name="N0">
      <style:table-cell-properties fo:background-color="transparent" fo:wrap-option="wrap" style:vertical-align="middle"/>
      <style:text-properties style:font-name="Calibri1" fo:font-size="12pt" fo:font-weight="bold" style:font-name-asian="Calibri" style:font-size-asian="12pt" style:font-weight-asian="bold" style:font-name-complex="Calibri" style:font-size-complex="12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y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1" table:number-columns-repeated="1017" table:default-cell-style-name="ce2"/>
        <table:table-column table:style-name="co6" table:default-cell-style-name="ce2"/>
        <table:table-row table:style-name="ro1">
          <table:table-cell office:value-type="string" calcext:value-type="string">
            <text:p>IdPays</text:p>
          </table:table-cell>
          <table:table-cell office:value-type="string" calcext:value-type="string">
            <text:p>NomPaysFR</text:p>
          </table:table-cell>
          <table:table-cell office:value-type="string" calcext:value-type="string">
            <text:p>NomPaysANG</text:p>
          </table:table-cell>
          <table:table-cell office:value-type="string" calcext:value-type="string">
            <text:p>IdContinent</text:p>
          </table:table-cell>
          <table:table-cell office:value-type="string" calcext:value-type="string">
            <text:p>UrlDrapeau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fghani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thumb/d/d1/Flag_map_of_Afghanistan.svg/1200px-Flag_map_of_Afghanistan.svg.png?20190306102121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South Africa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https://upload.wikimedia.org/wikipedia/commons/2/23/Flag-map_of_South_Africa.svg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banie</text:p>
          </table:table-cell>
          <table:table-cell office:value-type="string" calcext:value-type="string">
            <text:p>Alba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8/89/Flag_map_of_Albania.png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gerie</text:p>
          </table:table-cell>
          <table:table-cell office:value-type="string" calcext:value-type="string">
            <text:p>Alger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1/16/Flag_map_of_Algeria.svg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erma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8/8e/Flag_map_of_Germany.svg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dorre</text:p>
          </table:table-cell>
          <table:table-cell office:value-type="string" calcext:value-type="string">
            <text:p>Andorr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Ango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b/bc/Flag_map_of_Angola_%28MPLA%29.png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tigua-et-Barbuda</text:p>
          </table:table-cell>
          <table:table-cell office:value-type="string" calcext:value-type="string">
            <text:p>Antigua and Barbud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rabie saoudite</text:p>
          </table:table-cell>
          <table:table-cell office:value-type="string" calcext:value-type="string">
            <text:p>Saudi Arab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1/1d/Saudi_Arabia-Flagmap.svg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Argenti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7/72/Flag-map_of_Argentina_%2B_Falkland_Islands.svg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rmenie</text:p>
          </table:table-cell>
          <table:table-cell office:value-type="string" calcext:value-type="string">
            <text:p>Arme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f/fc/Flag_map_of_Armenia.svg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Austral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upload.wikimedia.org/wikipedia/commons/6/63/Flag-map_of_Australia.svg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Austr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6/64/Flag-map_of_Austria.svg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zerbaidjan</text:p>
          </table:table-cell>
          <table:table-cell office:value-type="string" calcext:value-type="string">
            <text:p>Azerbaij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d/d3/Flag-map_of_Azerbaijan.svg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ahama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ahrein</text:p>
          </table:table-cell>
          <table:table-cell office:value-type="string" calcext:value-type="string">
            <text:p>Bahr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9/91/Flag-map_of_Bahrain.svg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Banglad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8/88/Flag-map_of_Bangladesh.svg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arbade</text:p>
          </table:table-cell>
          <table:table-cell office:value-type="string" calcext:value-type="string">
            <text:p>Barbado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Belar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d/d5/Flag-map_of_Belarus.svg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lg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5/5c/Flag-map_of_Belgium.svg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Beli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d/dd/Flag-map_of_Belize.png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Ben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4/4d/Flag-map_of_Benin.svg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mudes</text:p>
          </table:table-cell>
          <table:table-cell office:value-type="string" calcext:value-type="string">
            <text:p>Bermud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houtan</text:p>
          </table:table-cell>
          <table:table-cell office:value-type="string" calcext:value-type="string">
            <text:p>Bhu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3/31/Flag-map_of_Bhutan.svg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olivie</text:p>
          </table:table-cell>
          <table:table-cell office:value-type="string" calcext:value-type="string">
            <text:p>Boliv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a/a9/Flag-map_of_Bolivia.svg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osnie-Herzegovine</text:p>
          </table:table-cell>
          <table:table-cell office:value-type="string" calcext:value-type="string">
            <text:p>Bosnia and Herzegov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9/9d/Flag_map_of_Bosnia_and_Herzegovina.svg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Botswa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f/ff/Flag-map_of_Botswana.svg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resil</text:p>
          </table:table-cell>
          <table:table-cell office:value-type="string" calcext:value-type="string">
            <text:p>Brazi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9/9e/Flag_map_of_Brazil.png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Brunei Darussala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ulgarie</text:p>
          </table:table-cell>
          <table:table-cell office:value-type="string" calcext:value-type="string">
            <text:p>Bulgar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7/72/Flag_map_of_Bulgaria.svg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Burkina Fas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e/ec/Flag-map_of_Burkina_Faso.svg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Burund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0/07/Flag-map_of_Burundi.svg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p-Vert</text:p>
          </table:table-cell>
          <table:table-cell office:value-type="string" calcext:value-type="string">
            <text:p>Cabo Verd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mbodge</text:p>
          </table:table-cell>
          <table:table-cell office:value-type="string" calcext:value-type="string">
            <text:p>Cambod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e/e9/Flag_map_of_Cambodia.svg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ameroun</text:p>
          </table:table-cell>
          <table:table-cell office:value-type="string" calcext:value-type="string">
            <text:p>Camero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7/73/Flag-map_of_Cameroon.svg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Cana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4/45/Flag-map_of_Canada.svg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hili</text:p>
          </table:table-cell>
          <table:table-cell office:value-type="string" calcext:value-type="string">
            <text:p>Ch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4/43/Flag-map_of_Chile.svg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hine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f/f7/Flag_map_of_Unified_China_%28People%27s_Republic_of_China%29.svg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hypre</text:p>
          </table:table-cell>
          <table:table-cell office:value-type="string" calcext:value-type="string">
            <text:p>Cypr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e/ec/Flag-map_of_Cyprus.svg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lombie</text:p>
          </table:table-cell>
          <table:table-cell office:value-type="string" calcext:value-type="string">
            <text:p>Colomb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a/ab/Flag-map_of_Colombia.svg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mores</text:p>
          </table:table-cell>
          <table:table-cell office:value-type="string" calcext:value-type="string">
            <text:p>Comor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7/7a/Flag_map_of_Comoros_%28united%29.svg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Con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8/86/Flag-map_of_the_Republic_of_the_Congo.svg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epublique democratique du Congo</text:p>
          </table:table-cell>
          <table:table-cell office:value-type="string" calcext:value-type="string">
            <text:p>Democratic Republic of the Con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b/b8/Flag-map_of_the_Democratic_Republic_of_the_Congo.svg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oree du Sud</text:p>
          </table:table-cell>
          <table:table-cell office:value-type="string" calcext:value-type="string">
            <text:p>South Ko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5/50/Flag-map_of_South_Korea.svg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oree du Nord</text:p>
          </table:table-cell>
          <table:table-cell office:value-type="string" calcext:value-type="string">
            <text:p>North Kore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Costa R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d/d2/Map_and_flag_of_Costa_Rica.svg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Cote d'Ivo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7/79/Flag-map_of_Cote_d%27Ivoire.svg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roatie</text:p>
          </table:table-cell>
          <table:table-cell office:value-type="string" calcext:value-type="string">
            <text:p>Croat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c/c9/Flag_map_of_Croatia.svg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Cu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3/31/Flag-map_of_Cuba.svg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Den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4/42/Flag-map_of_Denmark.svg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Djibou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c/c2/Flag-map_of_Djibouti.svg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epublique dominicaine</text:p>
          </table:table-cell>
          <table:table-cell office:value-type="string" calcext:value-type="string">
            <text:p>Dominican Republ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3/39/Flag_map_of_the_Dominican_Republic.svg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Dominic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gypte</text:p>
          </table:table-cell>
          <table:table-cell office:value-type="string" calcext:value-type="string">
            <text:p>Egyp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0/03/Flag-map_of_Egypt.svg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Salvad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1/18/El_Salvador_Stub.svg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mirats arabes unis</text:p>
          </table:table-cell>
          <table:table-cell office:value-type="string" calcext:value-type="string">
            <text:p>United Arab Emir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4/42/Flag_map_of_the_United_Arab_Emirates.svg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quateur</text:p>
          </table:table-cell>
          <table:table-cell office:value-type="string" calcext:value-type="string">
            <text:p>Ecuad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0/02/Flag-map_of_Ecuador.svg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rythree</text:p>
          </table:table-cell>
          <table:table-cell office:value-type="string" calcext:value-type="string">
            <text:p>Eritre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Sp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a/a6/Flag_map_of_Spain.svg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stonie</text:p>
          </table:table-cell>
          <table:table-cell office:value-type="string" calcext:value-type="string">
            <text:p>Esto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8/81/Flag-map_of_Estonia.svg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Eswatin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d/da/Flag-map_of_Eswatini.svg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United Sta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1/1e/Flag_map_of_the_United_States_%28All_50_States%29.png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thiopie</text:p>
          </table:table-cell>
          <table:table-cell office:value-type="string" calcext:value-type="string">
            <text:p>Ethiop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0/06/Flag-map_of_Ethiopia.svg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Feroe</text:p>
          </table:table-cell>
          <table:table-cell office:value-type="string" calcext:value-type="string">
            <text:p>Faroe Island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idji</text:p>
          </table:table-cell>
          <table:table-cell office:value-type="string" calcext:value-type="string">
            <text:p>Fiji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inlande</text:p>
          </table:table-cell>
          <table:table-cell office:value-type="string" calcext:value-type="string">
            <text:p>Fin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1/12/Flag-map_of_Finland.svg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2/20/Flag-map_of_France2.svg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Gab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3/30/Flag-map_of_Gabon.svg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ambie</text:p>
          </table:table-cell>
          <table:table-cell office:value-type="string" calcext:value-type="string">
            <text:p>Gamb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7/7d/Flag-map_of_The_Gambia.svg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eorgie</text:p>
          </table:table-cell>
          <table:table-cell office:value-type="string" calcext:value-type="string">
            <text:p>Georg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7/78/Flag-map_of_Georgia.svg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Gha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3/33/Flag-map_of_Ghana.svg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Gibralta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rece</text:p>
          </table:table-cell>
          <table:table-cell office:value-type="string" calcext:value-type="string">
            <text:p>Gree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e/ee/Flag-map_of_Greece2.svg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renade</text:p>
          </table:table-cell>
          <table:table-cell office:value-type="string" calcext:value-type="string">
            <text:p>Grenad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roenland</text:p>
          </table:table-cell>
          <table:table-cell office:value-type="string" calcext:value-type="string">
            <text:p>Greenlan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Guatema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c/c4/Flag_map_of_Guatemala.svg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uernesey</text:p>
          </table:table-cell>
          <table:table-cell office:value-type="string" calcext:value-type="string">
            <text:p>Guernse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Guine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4/4f/Flag-map_of_Guinea.svg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uinee equatoriale</text:p>
          </table:table-cell>
          <table:table-cell office:value-type="string" calcext:value-type="string">
            <text:p>Equatorial Guine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uinee-Bissau</text:p>
          </table:table-cell>
          <table:table-cell office:value-type="string" calcext:value-type="string">
            <text:p>Guinea-Bissau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Guya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8/87/Flag-map_of_Guyana.svg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Hait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c/c7/Flag_map_of_Haiti.svg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Hondur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e/ef/Flag-map_of_Honduras.svg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Hong K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7/7f/Flag-map_of_Hong_Kong.svg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Hunga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7/7f/Flag-map_of_Hungary.svg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Ind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a/af/Flag-map_of_India_%28de-facto%29.svg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ndonesie</text:p>
          </table:table-cell>
          <table:table-cell office:value-type="string" calcext:value-type="string">
            <text:p>Indones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a/a9/Flag_map_of_Indonesia.svg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I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4/42/Flag-map_of_Iran_%28precise_boundaries%29.svg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Ira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1/14/Flag-map_of_Iraq.svg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rlande</text:p>
          </table:table-cell>
          <table:table-cell office:value-type="string" calcext:value-type="string">
            <text:p>Ire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b/b6/Flag-map_of_Ireland.svg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slande</text:p>
          </table:table-cell>
          <table:table-cell office:value-type="string" calcext:value-type="string">
            <text:p>Ice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9/99/Flag-map_of_Iceland.svg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d/dd/Flag-map_of_Israel_%28precise_boundaries%29.svg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Ita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b/bf/Flag_map_of_Italy.svg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amaique</text:p>
          </table:table-cell>
          <table:table-cell office:value-type="string" calcext:value-type="string">
            <text:p>Jama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5/50/Flag-map_of_Jamaica.svg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Ja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6/63/Flag-map_of_Japan.svg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Jordanie</text:p>
          </table:table-cell>
          <table:table-cell office:value-type="string" calcext:value-type="string">
            <text:p>Jord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e/ec/Flag-map_of_Jordan_%28precise_boundaries%29.svg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Kazakh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9/94/Flag-map_of_Kazakhstan_%28precise_boundaries%29.svg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Keny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b/b3/Flag-map_of_Kenya.svg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Kirghizistan</text:p>
          </table:table-cell>
          <table:table-cell office:value-type="string" calcext:value-type="string">
            <text:p>Kyrgyz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4/41/Kyrgyzstan_stub.svg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Kiribati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Koweit</text:p>
          </table:table-cell>
          <table:table-cell office:value-type="string" calcext:value-type="string">
            <text:p>Kuwa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8/84/Flag-map_of_Kuwait.svg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2/21/Flag-map_of_Laos.svg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Lesoth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5/54/Flag-map_of_Lesotho.svg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Lettonie</text:p>
          </table:table-cell>
          <table:table-cell office:value-type="string" calcext:value-type="string">
            <text:p>Latv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2/27/Flag-map_of_Latvia.svg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iban</text:p>
          </table:table-cell>
          <table:table-cell office:value-type="string" calcext:value-type="string">
            <text:p>Leba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5/57/Flag-map_of_Lebanon.svg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Liber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e/e1/Flag-map_of_Liberia.svg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Libye</text:p>
          </table:table-cell>
          <table:table-cell office:value-type="string" calcext:value-type="string">
            <text:p>Liby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4/44/Flag-map_of_Libya.svg</text:p>
          </table:table-cell>
          <table:table-cell table:number-columns-repeated="1019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Liechtenste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ituanie</text:p>
          </table:table-cell>
          <table:table-cell office:value-type="string" calcext:value-type="string">
            <text:p>Lithua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b/b2/Flag-map_of_Lithuania.svg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Luxembou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7/70/Flag-map_of_Luxembourg.svg</text:p>
          </table:table-cell>
          <table:table-cell table:number-columns-repeated="1019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string" calcext:value-type="string">
            <text:p>Maca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acedoine du Nord</text:p>
          </table:table-cell>
          <table:table-cell office:value-type="string" calcext:value-type="string">
            <text:p>North Macedo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f/f9/Flag_map_of_North_Macedonia.svg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Madagasc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7/7c/Flag-map_of_Madagascar.svg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Malaisie</text:p>
          </table:table-cell>
          <table:table-cell office:value-type="string" calcext:value-type="string">
            <text:p>Malays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8/8d/Flag_map_of_Malaysia.svg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Malaw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4/41/Flag-map_of_Malawi.svg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Maldiv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c/cd/Flagmap_of_the_Maldives_%28stub%29.png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Mal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5/5d/Flag-map_of_Mali.svg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alte</text:p>
          </table:table-cell>
          <table:table-cell office:value-type="string" calcext:value-type="string">
            <text:p>Mal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a/ad/Flag_map_of_Malta.svg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Maroc</text:p>
          </table:table-cell>
          <table:table-cell office:value-type="string" calcext:value-type="string">
            <text:p>Moroc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d/d8/Flag-map_of_Morocco.svg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Mauriti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1/13/Flag-map_of_Mauritius.svg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auritanie</text:p>
          </table:table-cell>
          <table:table-cell office:value-type="string" calcext:value-type="string">
            <text:p>Mauritan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a/aa/Flag-map_of_Mauritania.svg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exique</text:p>
          </table:table-cell>
          <table:table-cell office:value-type="string" calcext:value-type="string">
            <text:p>Mexic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a/aa/Mexico_Flag_Map.svg</text:p>
          </table:table-cell>
          <table:table-cell table:number-columns-repeated="101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icronesie</text:p>
          </table:table-cell>
          <table:table-cell office:value-type="string" calcext:value-type="string">
            <text:p>Micronesi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oldavie</text:p>
          </table:table-cell>
          <table:table-cell office:value-type="string" calcext:value-type="string">
            <text:p>Moldo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9/95/Flag_map_of_Moldova.svg</text:p>
          </table:table-cell>
          <table:table-cell table:number-columns-repeated="1019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Mona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ongolie</text:p>
          </table:table-cell>
          <table:table-cell office:value-type="string" calcext:value-type="string">
            <text:p>Mongol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6/62/Flag-map_of_Mongolia.svg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Monteneg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f/fd/Flag_map_of_Montenegro.svg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Mozambiq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4/44/Flag-map_of_Mozambique.svg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Myanm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4/4e/Myanmar_Map_Flag.svg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Namibie</text:p>
          </table:table-cell>
          <table:table-cell office:value-type="string" calcext:value-type="string">
            <text:p>Namib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9/95/Flag-map_of_Namibia.svg</text:p>
          </table:table-cell>
          <table:table-cell table:number-columns-repeated="1019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string" calcext:value-type="string">
            <text:p>Nauru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Nep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0/09/Flag_map_of_Nepal.svg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Nicaragu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8/87/Flag_map_of_Nicaragua.svg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Ni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d/da/Flag-map_of_Niger.svg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Niger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4/43/Flag-map_of_Nigeria.svg</text:p>
          </table:table-cell>
          <table:table-cell table:number-columns-repeated="1019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string" calcext:value-type="string">
            <text:p>Niu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Norvege</text:p>
          </table:table-cell>
          <table:table-cell office:value-type="string" calcext:value-type="string">
            <text:p>Norw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5/58/Norway-Flagmap.svg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Nouvelle-Zelande</text:p>
          </table:table-cell>
          <table:table-cell office:value-type="string" calcext:value-type="string">
            <text:p>New Zea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upload.wikimedia.org/wikipedia/commons/5/51/Flag-map_of_New_Zealand.svg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O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d/d8/Flag_map_of_Oman.svg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Ouganda</text:p>
          </table:table-cell>
          <table:table-cell office:value-type="string" calcext:value-type="string">
            <text:p>Ugan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3/30/Flag-map_of_Uganda.svg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Ouzbekistan</text:p>
          </table:table-cell>
          <table:table-cell office:value-type="string" calcext:value-type="string">
            <text:p>Uzbeki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e/e8/Flag-map_of_Uzbekistan.svg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Paki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5/53/Flag_map_of_Pakistan.svg</text:p>
          </table:table-cell>
          <table:table-cell table:number-columns-repeated="101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alaos</text:p>
          </table:table-cell>
          <table:table-cell office:value-type="string" calcext:value-type="string">
            <text:p>Palau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Palest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b/b2/Flag_map_of_the_Palestinian_territories.svg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Pana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5/56/Flag-map_of_Panama.svg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apouasie-Nouvelle-Guinee</text:p>
          </table:table-cell>
          <table:table-cell office:value-type="string" calcext:value-type="string">
            <text:p>Papua New Guine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Paragu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b/b1/Flag-map_of_Paraguay.svg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Netherl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e/ee/Flag-map_of_the_Netherlands.svg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erou</text:p>
          </table:table-cell>
          <table:table-cell office:value-type="string" calcext:value-type="string">
            <text:p>Per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d/d1/Flag-map_of_Peru.svg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hilipp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1/16/Flag_map_of_the_Philippines_%28navy_blue%29.svg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Po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e/eb/Flag-map_of_Poland_%28state%29.svg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Portug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a/a3/Flag-map_of_Portugal.svg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Qa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9/9b/Flag-map_of_Qatar_%28precise_boundaries%29.svg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yrie</text:p>
          </table:table-cell>
          <table:table-cell office:value-type="string" calcext:value-type="string">
            <text:p>Sy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c/c1/Flag-map_of_Syria.svg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epublique centrafricaine</text:p>
          </table:table-cell>
          <table:table-cell office:value-type="string" calcext:value-type="string">
            <text:p>Central African Republ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4/4a/Flag-map_of_the_Central_African_Republic.svg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Roma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6/67/Flag_map_of_Romania.svg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United Kingd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e/ec/Flag-map_of_the_United_Kingdom.svg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Russie</text:p>
          </table:table-cell>
          <table:table-cell office:value-type="string" calcext:value-type="string">
            <text:p>Russ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9/94/Flag-map_of_Russia.svg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Rwan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5/5c/Flag-map_of_Rwanda.svg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ainte-Lucie</text:p>
          </table:table-cell>
          <table:table-cell office:value-type="string" calcext:value-type="string">
            <text:p>Saint Luci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aint-Kitts-et-Nevis</text:p>
          </table:table-cell>
          <table:table-cell office:value-type="string" calcext:value-type="string">
            <text:p>Saint Kitts and Nevi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aint-Marin</text:p>
          </table:table-cell>
          <table:table-cell office:value-type="string" calcext:value-type="string">
            <text:p>San Marin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Vatican</text:p>
          </table:table-cell>
          <table:table-cell office:value-type="string" calcext:value-type="string">
            <text:p>Holy se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aint-Vincent-et-lesGrenadines</text:p>
          </table:table-cell>
          <table:table-cell office:value-type="string" calcext:value-type="string">
            <text:p>Saint Vincent and the Grenadine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Iles Salomon</text:p>
          </table:table-cell>
          <table:table-cell office:value-type="string" calcext:value-type="string">
            <text:p>Solomon Islands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string" calcext:value-type="string">
            <text:p>Samo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ao Tome-et-Principe</text:p>
          </table:table-cell>
          <table:table-cell office:value-type="string" calcext:value-type="string">
            <text:p>Sao Tome and Princip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Seneg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d/d3/Flag-map_of_Senegal.svg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erbie</text:p>
          </table:table-cell>
          <table:table-cell office:value-type="string" calcext:value-type="string">
            <text:p>Serb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e/e0/Flag_map_of_Serbia_%28with_Kosovo%29.svg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Seychelle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Sierra Le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7/7f/Flag-map_of_Sierra_Leone.svg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ingapour</text:p>
          </table:table-cell>
          <table:table-cell office:value-type="string" calcext:value-type="string">
            <text:p>Singap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9/99/Flag_map_of_Singapore.svg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lovaquie</text:p>
          </table:table-cell>
          <table:table-cell office:value-type="string" calcext:value-type="string">
            <text:p>Slovak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8/8c/Flag-map_of_Czechoslovakia.svg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lovenie</text:p>
          </table:table-cell>
          <table:table-cell office:value-type="string" calcext:value-type="string">
            <text:p>Slove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8/82/Flag-map_of_Slovenia2.svg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omalie</text:p>
          </table:table-cell>
          <table:table-cell office:value-type="string" calcext:value-type="string">
            <text:p>Somal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a/a5/Flag-map_of_Somalia.svg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Sud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2/2d/Flag-map_of_Sudan.svg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oudan du Sud</text:p>
          </table:table-cell>
          <table:table-cell office:value-type="string" calcext:value-type="string">
            <text:p>South Sud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b/bb/Flag_map_of_South_Sudan.svg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Sri Lan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7/7d/Flag-map-of-sri-lanka.png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uede</text:p>
          </table:table-cell>
          <table:table-cell office:value-type="string" calcext:value-type="string">
            <text:p>Swe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b/b1/Flag-Map_of_Sweden.svg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uisse</text:p>
          </table:table-cell>
          <table:table-cell office:value-type="string" calcext:value-type="string">
            <text:p>Switzer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3/3b/Flag-map_of_Switzerland.svg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Surina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7/79/Flag-map_of_Suriname.svg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adjikistan</text:p>
          </table:table-cell>
          <table:table-cell office:value-type="string" calcext:value-type="string">
            <text:p>Tajiki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0/08/TajikistanStub.svg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Tai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9/96/Flag_map_of_Taiwan_%28ROC%29.svg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anzanie</text:p>
          </table:table-cell>
          <table:table-cell office:value-type="string" calcext:value-type="string">
            <text:p>Tanzan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6/66/Flag-map_of_Tanzania.svg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chad</text:p>
          </table:table-cell>
          <table:table-cell office:value-type="string" calcext:value-type="string">
            <text:p>Ch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2/21/Flag-map_of_Chad.svg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chequie</text:p>
          </table:table-cell>
          <table:table-cell office:value-type="string" calcext:value-type="string">
            <text:p>Czech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a/a5/Flag-map_of_the_Czech_Republic.svg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hailande</text:p>
          </table:table-cell>
          <table:table-cell office:value-type="string" calcext:value-type="string">
            <text:p>Thai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f/f2/Flag_map_of_Thailand.svg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string" calcext:value-type="string">
            <text:p>Timor-Les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string" calcext:value-type="string">
            <text:p>To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4/4a/Flag-map_of_Togo.svg</text:p>
          </table:table-cell>
          <table:table-cell table:number-columns-repeated="1019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string" calcext:value-type="string">
            <text:p>Tong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rinite-et-Tobago</text:p>
          </table:table-cell>
          <table:table-cell office:value-type="string" calcext:value-type="string">
            <text:p>Trinidad and Tobag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8/8b/Flag-map_of_Trinidad_and_Tobago.svg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unisie</text:p>
          </table:table-cell>
          <table:table-cell office:value-type="string" calcext:value-type="string">
            <text:p>Tunis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0/06/Flag_map_of_Tunisia.svg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Turkmeni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c/c1/Turkmenistan-Flagmap.svg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urquie</text:p>
          </table:table-cell>
          <table:table-cell office:value-type="string" calcext:value-type="string">
            <text:p>Tur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4/49/Flag-map_of_Turkey.svg</text:p>
          </table:table-cell>
          <table:table-cell table:number-columns-repeated="1019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string" calcext:value-type="string">
            <text:p>Tuvalu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Ukra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0/06/Flag_map_of_Ukraine_with_Crimea_as_disputed_territory.png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Urugu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f/f8/Flag-map_of_Uruguay.svg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string" calcext:value-type="string">
            <text:p>Vanuatu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Venezue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8/84/Flag-map_of_Venezuela.svg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Viet N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8/83/Flag-map_of_Vietnam_%28precise_boundaries%29.svg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Yem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d/da/Flag-map_of_Yemen_%28precise_boundaries%29.svg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Zambie</text:p>
          </table:table-cell>
          <table:table-cell office:value-type="string" calcext:value-type="string">
            <text:p>Zamb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5/50/Flag-map_of_Zambia.svg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Zimbabw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9/99/Zimbabwe_Flag_Map.svg</text:p>
          </table:table-cell>
          <table:table-cell table:number-columns-repeated="1019"/>
        </table:table-row>
        <table:table-row table:style-name="ro1" table:number-rows-repeated="10483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Liberation Sans1" fo:font-family="'Liberation Sans'" style:font-name-asian="Liberation Sans1" style:font-family-asian="'Liberation Sans'" style:font-name-complex="Liberation Sans1" style:font-family-complex="'Liberation Sans'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/00/0000</text:date>, <text:time style:data-style-name="N2" text:time-value="17:43:48.6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meta:initial-creator>Clément Calia</meta:initial-creator>
    <meta:creation-date>2022-02-21T14:21:31Z</meta:creation-date>
    <dc:date>2022-03-07T17:44:36.017000000</dc:date>
    <meta:editing-duration>PT58S</meta:editing-duration>
    <meta:editing-cycles>2</meta:editing-cycles>
    <meta:document-statistic meta:table-count="1" meta:cell-count="980" meta:object-count="0"/>
  </office:meta>
</office:document-meta>
</file>